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_20__28_Rounded_29_" svg:stroke-width="0.03cm" svg:stroke-color="#eeeeee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draw:stroke="dash" draw:stroke-dash="Long_20_Dash_20__28_Rounded_29_" svg:stroke-width="0.03cm" svg:stroke-color="#cccccc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Long_20_Dash_20__28_Rounded_29_" svg:stroke-width="0.03cm" svg:stroke-color="#999999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="Dimension_20_Line" draw:marker-start-width="0.2cm" draw:marker-end="Dimension_20_Line" draw:marker-end-width="0.2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dash" draw:stroke-dash="Long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Dot_20__28_Rounded_29_" svg:stroke-width="0.03cm" svg:stroke-color="#000000" draw:marker-start-width="0.25cm" draw:marker-end-width="0.25cm" svg:stroke-linecap="round" draw:fill="solid" draw:fill-color="#000000" draw:opacity="15%" draw:textarea-horizontal-align="justify" draw:textarea-vertical-align="middle" draw:auto-grow-height="false" fo:min-height="0.988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objectwithoutfill">
      <style:graphic-properties draw:stroke="dash" draw:stroke-dash="Dot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svg:stroke-color="#000000" draw:marker-start="Linienspitzen_20_2" draw:marker-start-width="0.245cm" draw:marker-end="Linienspitzen_20_3" draw:marker-end-width="0.24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000000" draw:opacity="15%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02cm" svg:y1="10.951cm" svg:x2="14.497cm" svg:y2="5.181cm">
          <text:p/>
        </draw:line>
        <draw:line draw:style-name="gr2" draw:text-style-name="P1" draw:layer="layout" svg:x1="1.001cm" svg:y1="10.95cm" svg:x2="14.06cm" svg:y2="4.252cm">
          <text:p/>
        </draw:line>
        <draw:line draw:style-name="gr3" draw:text-style-name="P1" draw:layer="layout" svg:x1="1cm" svg:y1="10.95cm" svg:x2="13.56cm" svg:y2="3.358cm">
          <text:p/>
        </draw:line>
        <draw:line draw:style-name="gr1" draw:text-style-name="P1" draw:layer="layout" svg:x1="1.002cm" svg:y1="10.95cm" svg:x2="10.983cm" svg:y2="0.19cm">
          <text:p/>
        </draw:line>
        <draw:line draw:style-name="gr2" draw:text-style-name="P1" draw:layer="layout" svg:x1="1.001cm" svg:y1="10.95cm" svg:x2="11.708cm" svg:y2="0.912cm">
          <text:p/>
        </draw:line>
        <draw:line draw:style-name="gr3" draw:text-style-name="P1" draw:layer="layout" svg:x1="1cm" svg:y1="10.95cm" svg:x2="12.381cm" svg:y2="1.684cm">
          <text:p/>
        </draw:line>
        <draw:line draw:style-name="gr4" draw:text-style-name="P1" draw:layer="layout" svg:x1="1cm" svg:y1="11cm" svg:x2="13.85cm" svg:y2="11cm">
          <text:p/>
        </draw:line>
        <draw:line draw:style-name="gr4" draw:text-style-name="P1" draw:layer="layout" svg:x1="1cm" svg:y1="10.98cm" svg:x2="1cm" svg:y2="0.93cm">
          <text:p/>
        </draw:line>
        <draw:line draw:style-name="gr5" draw:text-style-name="P1" draw:layer="layout" svg:x1="13.7cm" svg:y1="1.12cm" svg:x2="14.11cm" svg:y2="1.72cm">
          <text:p/>
        </draw:line>
        <draw:g>
          <draw:custom-shape draw:style-name="gr6" draw:text-style-name="P2" draw:layer="layout" svg:width="0.2cm" svg:height="0.2cm" svg:x="7.74cm" svg:y="7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825cm" svg:y1="6.877cm" svg:x2="7.825cm" svg:y2="7.627cm">
            <text:p/>
          </draw:line>
          <draw:line draw:style-name="gr7" draw:text-style-name="P1" draw:layer="layout" svg:x1="7.575cm" svg:y1="7.252cm" svg:x2="8.075cm" svg:y2="7.252cm">
            <text:p/>
          </draw:line>
        </draw:g>
        <draw:line draw:style-name="gr8" draw:text-style-name="P1" draw:layer="layout" svg:x1="1cm" svg:y1="10.95cm" svg:x2="13cm" svg:y2="2.5cm">
          <text:p/>
        </draw:line>
        <draw:g>
          <draw:custom-shape draw:style-name="gr6" draw:text-style-name="P2" draw:layer="layout" svg:width="0.2cm" svg:height="0.2cm" svg:x="2.94cm" svg:y="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3.025cm" svg:y1="9cm" svg:x2="3.025cm" svg:y2="10.5cm">
            <text:p/>
          </draw:line>
          <draw:line draw:style-name="gr7" draw:text-style-name="P3" draw:layer="layout" svg:x1="2.775cm" svg:y1="9.75cm" svg:x2="3.275cm" svg:y2="9.75cm">
            <text:p/>
          </draw:line>
        </draw:g>
        <draw:g>
          <draw:custom-shape draw:style-name="gr6" draw:text-style-name="P2" draw:layer="layout" svg:width="0.2cm" svg:height="0.2cm" svg:x="4.74cm" svg:y="7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4.825cm" svg:y1="6.626cm" svg:x2="4.825cm" svg:y2="8.076cm">
            <text:p/>
          </draw:line>
          <draw:line draw:style-name="gr7" draw:text-style-name="P1" draw:layer="layout" svg:x1="4.325cm" svg:y1="7.351cm" svg:x2="5.325cm" svg:y2="7.351cm">
            <text:p/>
          </draw:line>
        </draw:g>
        <draw:g>
          <draw:custom-shape draw:style-name="gr6" draw:text-style-name="P2" draw:layer="layout" svg:width="0.2cm" svg:height="0.2cm" svg:x="9.34cm" svg:y="5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425cm" svg:y1="5.378cm" svg:x2="9.425cm" svg:y2="6.128cm">
            <text:p/>
          </draw:line>
          <draw:line draw:style-name="gr7" draw:text-style-name="P1" draw:layer="layout" svg:x1="9.05cm" svg:y1="5.753cm" svg:x2="9.8cm" svg:y2="5.753cm">
            <text:p/>
          </draw:line>
        </draw:g>
        <draw:g>
          <draw:custom-shape draw:style-name="gr9" draw:text-style-name="P4" draw:layer="layout" svg:width="0.7cm" svg:height="1.75cm" svg:x="11cm" svg:y="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2cm" svg:height="0.2cm" svg:x="11.24cm" svg:y="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325cm" svg:y1="1.279cm" svg:x2="11.325cm" svg:y2="3.029cm">
            <text:p/>
          </draw:line>
          <draw:line draw:style-name="gr7" draw:text-style-name="P1" draw:layer="layout" svg:x1="10.95cm" svg:y1="2.154cm" svg:x2="11.7cm" svg:y2="2.154cm">
            <text:p/>
          </draw:line>
        </draw:g>
        <draw:line draw:style-name="gr10" draw:text-style-name="P1" draw:layer="layout" svg:x1="11.65cm" svg:y1="2.58cm" svg:x2="13.55cm" svg:y2="1.25cm">
          <text:p/>
        </draw:line>
        <draw:g>
          <svg:title>TexMaths</svg:title>
          <svg:desc>12§latex§\begin{equation*}
\newcommand\normx[1]{\left\Vert#1\right\Vert}
\min\normx{\Omega(\hat{x}_{5};\,\theta_{0}) - \hat{y}_{5}}_{2}
\end{equation*}§svg§600§TRUE§</svg:desc>
          <draw:g>
            <draw:path draw:style-name="gr11" draw:text-style-name="P5" draw:layer="layout" svg:width="0.329cm" svg:height="0.184cm" svg:x="14.228cm" svg:y="1.192cm" svg:viewBox="0 0 330 185" svg:d="M34 41c0 37 0 75 0 112 0 19-5 19-34 19 0 5 0 9 0 13 16 0 36-1 48-1 11 0 32 1 47 1 0-4 0-8 0-13-28 0-33 0-33-19 0-25 0-51 0-76 0-45 30-67 57-67 26 0 31 22 31 46 0 32 0 65 0 97 0 19-5 19-32 19 0 5 0 9 0 13 14 0 36-1 48-1 10 0 32 1 46 1 0-4 0-8 0-13-28 0-32 0-32-19 0-25 0-51 0-76 0-45 30-67 56-67 27 0 32 22 32 46 0 32 0 65 0 97 0 19-5 19-33 19 0 5 0 9 0 13 15 0 36-1 47-1s34 1 48 1c0-4 0-8 0-13-23 0-32 0-34-13 0-26 0-53 0-79 0-37 0-49-13-64-6-8-19-16-44-16-35 0-54 25-60 41-6-36-37-41-57-41-31 0-50 18-62 44 0-15 0-29 0-44-20 2-40 3-60 5 0 4 0 9 0 13 30 0 34 2 34 23z">
              <text:p/>
            </draw:path>
            <draw:path draw:style-name="gr11" draw:text-style-name="P5" draw:layer="layout" svg:width="0.09cm" svg:height="0.28cm" svg:x="14.579cm" svg:y="1.096cm" svg:viewBox="0 0 91 281" svg:d="M61 96c-19 1-39 3-59 4 0 5 0 9 0 14 28 0 32 2 32 22 0 38 0 75 0 113 0 19-5 19-34 19 0 4 0 9 0 13 14 0 37-1 47-1 14 0 30 1 44 1 0-4 0-9 0-13-29 0-30-3-30-18 0-52 0-103 0-154zM62 23c0-13-9-23-21-23-13 0-23 12-23 23 0 10 10 22 23 22 12 0 21-9 21-22z">
              <text:p/>
            </draw:path>
            <draw:path draw:style-name="gr11" draw:text-style-name="P5" draw:layer="layout" svg:width="0.21cm" svg:height="0.184cm" svg:x="14.697cm" svg:y="1.192cm" svg:viewBox="0 0 211 185" svg:d="M32 41c0 37 0 75 0 112 0 19-4 19-32 19 0 5 0 9 0 13 14 0 36-1 47-1 12 0 33 1 48 1 0-4 0-8 0-13-29 0-34 0-34-19 0-25 0-51 0-76 0-45 30-67 58-67 26 0 31 22 31 46 0 32 0 65 0 97 0 19-5 19-34 19 0 5 0 9 0 13 16 0 38-1 48-1 11 0 33 1 47 1 0-4 0-8 0-13-21 0-32 0-32-13 0-26 0-53 0-79 0-37 0-49-13-64-6-8-20-16-45-16-30 0-50 18-62 44 0-15 0-29 0-44-20 2-39 3-59 5 0 4 0 9 0 13 29 0 32 2 32 23z">
              <text:p/>
            </draw:path>
            <draw:path draw:style-name="gr11" draw:text-style-name="P5" draw:layer="layout" svg:width="0.097cm" svg:height="0.417cm" svg:x="15.044cm" svg:y="1.063cm" svg:viewBox="0 0 98 418" svg:d="M17 14c0-7 0-14-9-14-8 0-8 10-8 16 0 129 0 259 0 388 0 6 0 14 8 14 9 0 9-7 9-13 0-130 0-260 0-391zM98 16c0-8 0-16-8-16s-8 7-8 14c0 131 0 261 0 391 0 6 0 13 8 13s8-8 8-14c0-129 0-259 0-388z">
              <text:p/>
            </draw:path>
            <draw:path draw:style-name="gr11" draw:text-style-name="P5" draw:layer="layout" svg:width="0.267cm" svg:height="0.294cm" svg:x="15.216cm" svg:y="1.082cm" svg:viewBox="0 0 268 295" svg:d="M268 227c-4 0-8 0-11 0-3 11-4 21-7 31-3 6-4 10-29 10-11 0-23 0-34 0 6-24 19-43 39-72 19-29 37-58 37-91 0-58-58-105-129-105-73 0-128 48-128 105 0 33 17 62 36 91s32 48 38 72c-11 0-22 0-33 0-25 0-27-4-29-10-2-9-5-20-7-31-4 0-7 0-11 0 5 23 10 46 14 68 23 0 45 0 68 0 9 0 10 0 10-9 0-29-13-66-22-92-9-25-21-58-21-90 0-67 46-96 84-96 41 0 85 31 85 96 0 32-10 63-22 98-8 18-21 55-21 84 0 9 1 9 11 9 22 0 45 0 67 0 5-22 10-45 15-68z">
              <text:p/>
            </draw:path>
            <draw:path draw:style-name="gr11" draw:text-style-name="P5" draw:layer="layout" svg:width="0.097cm" svg:height="0.417cm" svg:x="15.544cm" svg:y="1.063cm" svg:viewBox="0 0 98 418" svg:d="M98 415c0-1 0-2-7-10-53-52-66-131-66-196 0-73 16-146 67-198 6-5 6-5 6-6 0-4-1-5-4-5-4 0-42 29-66 81-22 47-28 94-28 128s5 84 29 132c25 51 61 77 65 77 3 0 4-1 4-3z">
              <text:p/>
            </draw:path>
            <draw:path draw:style-name="gr11" draw:text-style-name="P5" draw:layer="layout" svg:width="0.112cm" svg:height="0.064cm" svg:x="15.742cm" svg:y="1.087cm" svg:viewBox="0 0 113 65" svg:d="M56 0c-18 19-37 37-56 56 3 3 6 6 8 9 16-15 32-29 48-43 17 14 33 28 50 43 2-3 4-6 7-9-19-19-38-37-57-56z">
              <text:p/>
            </draw:path>
            <draw:path draw:style-name="gr11" draw:text-style-name="P5" draw:layer="layout" svg:width="0.209cm" svg:height="0.189cm" svg:x="15.678cm" svg:y="1.192cm" svg:viewBox="0 0 210 190" svg:d="M130 59c2-11 12-49 40-49 3 0 14 0 22 4-12 3-20 14-20 23 0 7 4 14 16 14 9 0 22-7 22-23 0-22-24-28-38-28-26 0-40 23-45 32-11-28-33-32-45-32-45 0-69 54-69 65 0 3 5 3 6 3 3 0 4 0 5-3 14-46 42-55 56-55 9 0 23 3 23 27 0 13-7 41-23 101-6 25-21 43-39 43-3 0-12 0-22-6 11-2 21-11 21-22 0-12-10-15-16-15-13 0-24 10-24 25 0 19 22 27 41 27 27 0 42-30 43-32 6 15 20 32 46 32 44 0 68-54 68-64 0-5-5-5-6-5-4 0-4 2-5 5-14 45-43 55-56 55-17 0-23-14-23-28 0-10 2-19 7-37 5-19 10-38 15-57z">
              <text:p/>
            </draw:path>
            <draw:path draw:style-name="gr11" draw:text-style-name="P5" draw:layer="layout" svg:width="0.129cm" svg:height="0.199cm" svg:x="15.927cm" svg:y="1.246cm" svg:viewBox="0 0 130 200" svg:d="M26 31c16 4 24 4 29 4 40 0 63-27 63-31s-3-4-4-4-1 0-2 0c-8 2-23 8-45 8-8 0-24 0-43-7-4-1-2-1-4-1-4 0-4 2-4 7 0 29 0 58 0 87 0 5 0 9 4 9s4-1 6-5c14-15 32-18 41-18 18 0 27 14 28 16 6 10 7 21 7 38 0 8 0 26-8 39-9 11-21 17-35 17-19 0-40-9-47-30 12 1 17-6 17-14 0-12-11-14-15-14-1 0-14 0-14 15 0 26 24 53 59 53 38 0 71-28 71-65 0-33-26-63-62-63-13 0-28 3-42 14 0-18 0-37 0-55z">
              <text:p/>
            </draw:path>
            <draw:path draw:style-name="gr11" draw:text-style-name="P5" draw:layer="layout" svg:width="0.045cm" svg:height="0.26cm" svg:x="16.133cm" svg:y="1.197cm" svg:viewBox="0 0 46 261" svg:d="M44 22c0-12-9-22-21-22-13 0-23 9-23 22 0 12 10 22 23 22 12 0 21-9 21-22zM37 176c0 12 0 44-27 75-3 4-3 5-3 6 0 2 1 4 4 4 5 0 35-34 35-82 0-12 0-43-23-43-16 0-23 11-23 22s7 23 23 23c1 0 1 0 2 0 4-2 9-3 12-5z">
              <text:p/>
            </draw:path>
            <draw:path draw:style-name="gr11" draw:text-style-name="P5" draw:layer="layout" svg:width="0.173cm" svg:height="0.299cm" svg:x="16.372cm" svg:y="1.082cm" svg:viewBox="0 0 174 300" svg:d="M174 86c0-29-7-86-50-86-59 0-124 118-124 214 0 39 12 86 50 86 60 0 124-121 124-214zM44 143c8-27 16-60 34-90 11-21 26-45 46-45s22 28 22 52c0 20-3 42-13 83-29 0-59 0-89 0zM130 157c-5 19-14 55-30 85-15 28-30 49-50 49-13 0-22-12-22-52 0-17 3-42 14-82 29 0 58 0 88 0z">
              <text:p/>
            </draw:path>
            <draw:path draw:style-name="gr11" draw:text-style-name="P5" draw:layer="layout" svg:width="0.136cm" svg:height="0.199cm" svg:x="16.567cm" svg:y="1.246cm" svg:viewBox="0 0 137 200" svg:d="M137 100c0-32-4-55-17-75-10-14-28-25-52-25-68 0-68 80-68 100 0 21 0 100 68 100 69 0 69-78 69-100zM68 191c-13 0-31-7-37-31-3-18-3-42-3-63 0-22 0-44 3-60 6-23 25-30 37-30 17 0 32 10 38 28 4 15 4 37 4 62 0 21 0 43-3 62-6 26-27 32-39 32z">
              <text:p/>
            </draw:path>
            <draw:path draw:style-name="gr11" draw:text-style-name="P5" draw:layer="layout" svg:width="0.097cm" svg:height="0.417cm" svg:x="16.765cm" svg:y="1.063cm" svg:viewBox="0 0 98 418" svg:d="M98 209c0-32-4-83-28-130-26-51-62-79-65-79s-5 1-5 5c0 1 0 1 8 9 41 41 65 108 65 195 0 72-15 146-67 199-6 5-6 6-6 7 0 2 2 3 5 3s42-27 66-81c21-45 27-92 27-128z">
              <text:p/>
            </draw:path>
            <draw:path draw:style-name="gr11" draw:text-style-name="P5" draw:layer="layout" svg:width="0.257cm" svg:height="0.016cm" svg:x="17.034cm" svg:y="1.264cm" svg:viewBox="0 0 258 17" svg:d="M242 17c8 0 16 0 16-9 0-8-8-8-16-8-76 0-152 0-228 0-7 0-14 0-14 8 0 9 7 9 14 9 76 0 152 0 228 0z">
              <text:p/>
            </draw:path>
            <draw:path draw:style-name="gr11" draw:text-style-name="P5" draw:layer="layout" svg:width="0.112cm" svg:height="0.064cm" svg:x="17.498cm" svg:y="1.087cm" svg:viewBox="0 0 113 65" svg:d="M56 0c-18 19-37 37-56 56 2 3 5 6 7 9 17-15 33-29 49-43 17 14 33 28 50 43 2-3 4-6 7-9-19-19-38-37-57-56z">
              <text:p/>
            </draw:path>
            <draw:path draw:style-name="gr11" draw:text-style-name="P5" draw:layer="layout" svg:width="0.193cm" svg:height="0.27cm" svg:x="17.432cm" svg:y="1.192cm" svg:viewBox="0 0 194 271" svg:d="M193 25c1-6 1-6 1-9 0-8-6-11-12-11-3 0-10 2-14 8-1 3-5 16-6 23-4 11-6 23-8 33-7 25-13 51-20 76-1 6-19 36-48 36-21 0-25-18-25-34 0-20 7-45 22-82 6-17 8-22 8-30 0-19-14-35-35-35-40 0-56 61-56 65 0 3 5 3 6 3 4 0 4 0 6-7 12-39 29-51 43-51 4 0 10 0 10 13 0 10-4 21-6 28-18 46-25 70-25 89 0 37 26 50 51 50 17 0 31-7 42-19-5 22-9 42-26 65-11 14-28 26-47 26-6 0-25-1-32-18 7 0 12 0 18-5 4-3 8-9 8-17 0-13-11-15-16-15-9 0-22 7-22 27 0 22 18 37 44 37 43 0 86-38 98-86 14-53 28-106 41-160z">
              <text:p/>
            </draw:path>
            <draw:path draw:style-name="gr11" draw:text-style-name="P5" draw:layer="layout" svg:width="0.13cm" svg:height="0.199cm" svg:x="17.646cm" svg:y="1.246cm" svg:viewBox="0 0 131 200" svg:d="M28 31c14 4 24 4 27 4 40 0 63-27 63-31s-3-4-4-4-1 0-2 0c-8 2-23 8-45 8-8 0-24 0-43-7-2-1-2-1-4-1-3 0-3 2-3 7 0 29 0 58 0 87 0 5 0 9 5 9 2 0 2-1 6-5 12-15 30-18 40-18 18 0 26 14 27 16 6 10 7 21 7 38 0 8 0 26-8 39-8 11-21 17-35 17-19 0-39-9-46-30 11 1 17-6 17-14 0-12-12-14-16-14-4 5-14 0-14 15 0 26 24 53 60 53 37 0 71-28 71-65 0-33-25-63-63-63-13 0-28 3-40 14 0-18 0-37 0-55z">
              <text:p/>
            </draw:path>
            <draw:path draw:style-name="gr11" draw:text-style-name="P5" draw:layer="layout" svg:width="0.099cm" svg:height="0.417cm" svg:x="17.871cm" svg:y="1.063cm" svg:viewBox="0 0 100 418" svg:d="M18 14c0-7 1-14-8-14s-10 10-10 16c0 129 0 259 0 388 0 6 1 14 10 14s8-7 8-13c0-130 0-260 0-391zM100 16c0-8 0-16-9-16-8 0-8 7-8 14 0 131 0 261 0 391 0 6 0 13 8 13 9 0 9-8 9-14 0-129 0-259 0-388z">
              <text:p/>
            </draw:path>
            <draw:path draw:style-name="gr11" draw:text-style-name="P5" draw:layer="layout" svg:width="0.13cm" svg:height="0.194cm" svg:x="18.045cm" svg:y="1.308cm" svg:viewBox="0 0 131 195" svg:d="M131 141c-3 0-7 0-10 0-1 7-5 24-8 28-3 1-25 1-29 1-18 0-36 0-54 0 30-28 41-36 59-49 21-18 42-36 42-64 0-35-31-57-70-57-36 0-61 25-61 53 0 15 13 16 16 16 7 0 15-4 15-15 0-6-1-16-17-16 9-21 29-27 44-27 28 0 44 22 44 46 0 26-18 46-28 57-23 23-47 46-70 69-4 4-4 4-4 12 41 0 82 0 122 0 3-18 6-36 9-54z">
              <text:p/>
            </draw:path>
          </draw:g>
        </draw:g>
        <draw:g>
          <svg:title>TexMaths</svg:title>
          <svg:desc>12§latex§$\Delta \hat{r}_{5}$§svg§600§TRUE§</svg:desc>
          <draw:g>
            <draw:path draw:style-name="gr11" draw:text-style-name="P5" draw:layer="layout" svg:width="0.309cm" svg:height="0.3cm" svg:x="13.828cm" svg:y="0.46cm" svg:viewBox="0 0 310 301" svg:d="M165 8c-2-6-3-8-11-8-7 0-8 2-10 8-48 95-95 190-143 284-1 4-1 3-1 5 0 4 2 4 8 4 98 0 195 0 293 0 6 0 9 0 9-4-1-2 0-1-2-5-48-94-95-189-143-284zM141 42c38 76 75 152 113 227-76 0-151 0-226 0 37-75 75-151 113-227z">
              <text:p/>
            </draw:path>
            <draw:path draw:style-name="gr11" draw:text-style-name="P5" draw:layer="layout" svg:width="0.112cm" svg:height="0.064cm" svg:x="14.225cm" svg:y="0.47cm" svg:viewBox="0 0 113 65" svg:d="M56 0c-18 19-37 38-56 57 2 3 5 5 7 8 17-15 33-29 49-43 16 14 32 28 48 43 3-3 6-5 9-8-19-19-38-38-57-57z">
              <text:p/>
            </draw:path>
            <draw:path draw:style-name="gr11" draw:text-style-name="P5" draw:layer="layout" svg:width="0.169cm" svg:height="0.189cm" svg:x="14.17cm" svg:y="0.575cm" svg:viewBox="0 0 170 190" svg:d="M24 162c-1 6-4 15-4 18 0 7 6 10 12 10s13-3 16-12c1-1 15-58 17-65 3-15 12-44 14-56 1-4 13-25 23-33 3-4 15-14 33-14 11 0 12 3 18 4-12 3-21 12-21 23 0 7 4 16 15 16 12 0 23-10 23-25s-13-28-35-28c-26 0-45 20-54 32-2-18-18-32-37-32-20 0-27 17-31 24-8 14-13 39-13 41 0 4 4 4 5 4 3 0 5-1 7-9 7-30 16-50 30-50 7 0 13 3 13 19 0 8-1 13-6 36-8 32-17 64-25 97z">
              <text:p/>
            </draw:path>
            <draw:path draw:style-name="gr11" draw:text-style-name="P5" draw:layer="layout" svg:width="0.13cm" svg:height="0.2cm" svg:x="14.366cm" svg:y="0.629cm" svg:viewBox="0 0 131 201" svg:d="M28 31c14 4 23 4 28 4 39 0 61-27 61-31 0-3-1-4-3-4-1 0-1 0-3 1-7 3-22 9-44 9-8 0-24-2-43-9-2-1-2-1-4-1-3 0-3 4-3 8 0 29 0 58 0 87 0 4 0 8 5 8 2 0 2 0 6-4 12-16 29-19 40-19 18 0 25 15 28 17 5 10 6 20 6 38 0 9 0 25-9 39-7 10-20 18-34 18-19 0-39-11-46-30 11 1 17-6 17-15 0-13-11-15-14-15-2 0-16 0-16 17 0 26 24 52 60 52 37 0 71-29 71-64 0-34-26-65-63-65-13 0-27 3-40 14 0-18 0-36 0-55z">
              <text:p/>
            </draw:path>
          </draw:g>
        </draw:g>
        <draw:g>
          <svg:title>TexMaths</svg:title>
          <svg:desc>12§latex§$\hat{r}_{5}=(\hat{x}_{5},\hat{y}_{5})$§svg§600§TRUE§</svg:desc>
          <draw:g>
            <draw:path draw:style-name="gr11" draw:text-style-name="P5" draw:layer="layout" svg:width="0.111cm" svg:height="0.062cm" svg:x="8.587cm" svg:y="2.086cm" svg:viewBox="0 0 112 63" svg:d="M56 0c-18 19-37 38-56 56 2 3 5 5 7 7 17-14 33-27 49-41 16 14 32 27 48 41 3-2 5-4 8-7-19-18-37-37-56-56z">
              <text:p/>
            </draw:path>
            <draw:path draw:style-name="gr11" draw:text-style-name="P5" draw:layer="layout" svg:width="0.17cm" svg:height="0.188cm" svg:x="8.531cm" svg:y="2.191cm" svg:viewBox="0 0 171 189" svg:d="M25 160c-1 6-3 16-3 18 0 8 6 11 12 11 4 0 12-2 15-11 1-2 16-58 17-67 4-13 11-43 13-54 3-6 13-25 24-34 4-3 16-15 34-15 11 0 17 6 18 6-13 2-23 12-23 23 0 7 5 14 17 14 11 0 22-9 22-23 0-16-13-28-34-28-28 0-46 20-54 32-4-19-18-32-39-32-19 0-27 16-31 24-7 14-13 39-13 41 0 3 3 2 5 3 5 0 5 0 7-9 7-30 16-51 31-51 7 0 13 4 13 21 0 8-1 13-7 34-8 33-16 65-24 97z">
              <text:p/>
            </draw:path>
            <draw:path draw:style-name="gr11" draw:text-style-name="P5" draw:layer="layout" svg:width="0.13cm" svg:height="0.2cm" svg:x="8.728cm" svg:y="2.244cm" svg:viewBox="0 0 131 201" svg:d="M28 31c14 4 24 4 27 4 40 0 63-27 63-30 0-4-3-5-4-5s-1 0-2 1c-8 3-23 9-45 9-8 0-24 0-43-8-2-2-2-1-4-2-3 0-3 4-3 8 0 29 0 58 0 87 0 4 0 8 5 8 2 0 2 0 6-4 12-16 30-19 40-19 18 0 26 15 27 17 6 10 7 22 7 38 0 9 0 27-8 39-8 10-21 18-35 18-19 0-39-11-46-30 11 1 17-6 17-15 0-12-12-14-16-14-4 5-14 0-14 15 0 27 24 53 60 53 37 0 71-27 71-65 0-33-25-63-63-63-13 0-28 2-40 14 0-18 0-37 0-56z">
              <text:p/>
            </draw:path>
            <draw:path draw:style-name="gr11" draw:text-style-name="P5" draw:layer="layout" svg:width="0.28cm" svg:height="0.097cm" svg:x="9.038cm" svg:y="2.222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11" draw:text-style-name="P5" draw:layer="layout" svg:width="0.097cm" svg:height="0.418cm" svg:x="9.501cm" svg:y="2.062cm" svg:viewBox="0 0 98 419" svg:d="M98 414c0-1 0-1-7-8-53-53-66-132-66-196 0-74 16-147 67-199 6-5 6-5 6-7 0-3-2-4-4-4-4 0-42 29-68 81-21 47-26 94-26 129 0 32 5 83 28 130 26 51 62 79 66 79 2 0 4-1 4-5z">
              <text:p/>
            </draw:path>
            <draw:path draw:style-name="gr11" draw:text-style-name="P5" draw:layer="layout" svg:width="0.112cm" svg:height="0.062cm" svg:x="9.699cm" svg:y="2.086cm" svg:viewBox="0 0 113 63" svg:d="M56 0c-18 19-37 38-56 56 3 3 6 5 8 7 16-14 32-27 48-41 17 14 33 27 50 41 2-2 4-4 7-7-19-18-38-37-57-56z">
              <text:p/>
            </draw:path>
            <draw:path draw:style-name="gr11" draw:text-style-name="P5" draw:layer="layout" svg:width="0.209cm" svg:height="0.188cm" svg:x="9.636cm" svg:y="2.191cm" svg:viewBox="0 0 210 189" svg:d="M128 59c4-11 14-51 42-51 3 0 12 0 22 6-12 3-21 14-21 23 0 7 5 14 16 14 10 0 23-7 23-23 0-22-24-28-39-28-25 0-39 22-44 31-11-27-33-31-45-31-45 0-69 54-69 65 0 3 3 2 5 3 4 0 5-1 6-5 14-44 42-55 56-55 9 0 23 5 23 29 0 13-7 41-23 99-7 27-21 45-39 45-3 0-13 0-22-6 11-3 21-11 21-23 0-11-10-14-16-14-13 0-24 10-24 24 0 19 22 27 40 27 28 0 43-29 44-31 5 16 20 31 46 31 43 0 67-54 67-64 0-4-4-4-5-4-4 0-5 1-5 5-14 44-43 55-56 55-17 0-23-15-23-28 0-9 2-19 7-37 5-19 9-38 13-57z">
              <text:p/>
            </draw:path>
            <draw:path draw:style-name="gr11" draw:text-style-name="P5" draw:layer="layout" svg:width="0.13cm" svg:height="0.2cm" svg:x="9.883cm" svg:y="2.244cm" svg:viewBox="0 0 131 201" svg:d="M28 31c15 4 24 4 28 4 39 0 63-27 63-30 0-4-3-5-4-5s-1 0-2 1c-7 3-23 9-46 9-7 0-23 0-42-8-3-2-3-2-5-2-3 0-3 4-3 8 0 29 0 58 0 87 0 4 0 8 5 8 2 0 3 0 6-4 13-16 31-19 40-19 18 0 27 15 28 17 5 10 7 22 7 38 0 9 0 27-9 39-8 10-20 18-34 18-19 0-40-11-47-30 11 1 17-6 17-15 0-12-11-14-14-14-2 0-16 0-16 15 0 27 25 53 60 53 38 0 71-27 71-65 0-33-25-63-63-63-12 0-27 2-40 14 0-18 0-37 0-56z">
              <text:p/>
            </draw:path>
            <draw:path draw:style-name="gr11" draw:text-style-name="P5" draw:layer="layout" svg:width="0.048cm" svg:height="0.125cm" svg:x="10.09cm" svg:y="2.331cm" svg:viewBox="0 0 49 126" svg:d="M49 44c0-27-11-44-27-44-14 0-22 11-22 23 0 11 8 22 22 22 6 0 10-2 15-5 1-2 1-1 1-2 2 0 2 0 2 6 0 31-14 57-29 71-5 4-5 5-5 6 0 4 2 5 5 5 5 0 38-33 38-82z">
              <text:p/>
            </draw:path>
            <draw:path draw:style-name="gr11" draw:text-style-name="P5" draw:layer="layout" svg:width="0.112cm" svg:height="0.062cm" svg:x="10.318cm" svg:y="2.086cm" svg:viewBox="0 0 113 63" svg:d="M58 0c-20 19-39 38-58 56 3 3 6 5 8 7 17-14 33-27 50-41 16 14 32 27 48 41 2-2 4-4 7-7-19-18-37-37-55-56z">
              <text:p/>
            </draw:path>
            <draw:path draw:style-name="gr11" draw:text-style-name="P5" draw:layer="layout" svg:width="0.193cm" svg:height="0.27cm" svg:x="10.253cm" svg:y="2.191cm" svg:viewBox="0 0 194 271" svg:d="M192 25c2-6 2-6 2-9 0-8-6-11-12-11-5 0-12 2-15 8 0 3-4 16-6 23-3 11-6 21-9 33-6 26-12 51-18 76-2 6-20 36-48 36-21 0-26-19-26-35 0-19 7-44 22-81 7-18 8-23 8-31 0-18-13-34-35-34-39 0-55 61-55 65 0 3 4 3 5 3 5 0 5-1 7-7 11-39 28-53 42-53 4 0 11 0 11 15 0 9-5 21-7 28-17 45-24 69-24 89 0 37 26 49 50 49 17 0 31-7 43-18-6 22-11 42-27 64-11 14-27 27-47 27-5 0-24-2-31-18 6 0 12 0 18-5 3-4 8-9 8-18 0-13-12-14-16-14-9 0-24 7-24 28 0 20 20 36 45 36 44 0 87-39 99-85 13-54 27-107 40-161z">
              <text:p/>
            </draw:path>
            <draw:path draw:style-name="gr11" draw:text-style-name="P5" draw:layer="layout" svg:width="0.13cm" svg:height="0.2cm" svg:x="10.465cm" svg:y="2.244cm" svg:viewBox="0 0 131 201" svg:d="M28 31c15 4 24 4 28 4 39 0 62-27 62-30 0-4-2-5-3-5s-1 0-2 1c-7 3-23 9-46 9-7 0-23 0-42-8-3-2-3-2-5-2-3 0-3 4-3 8 0 29 0 58 0 87 0 4 0 8 5 8 2 0 3 0 6-4 13-16 31-19 40-19 18 0 27 15 28 17 5 10 7 22 7 38 0 9 0 27-9 39-8 10-20 18-34 18-19 0-40-11-47-30 11 1 17-6 17-15 0-12-11-14-14-14-2 0-16 0-16 15 0 27 25 53 60 53 38 0 71-27 71-65 0-33-25-63-63-63-12 0-27 2-40 14 0-18 0-37 0-56z">
              <text:p/>
            </draw:path>
            <draw:path draw:style-name="gr11" draw:text-style-name="P5" draw:layer="layout" svg:width="0.097cm" svg:height="0.418cm" svg:x="10.66cm" svg:y="2.062cm" svg:viewBox="0 0 98 419" svg:d="M98 210c0-33-4-84-27-131-25-51-61-79-66-79-3 0-5 1-5 4 0 2 0 2 8 10 42 41 66 108 66 196 0 71-15 144-68 198-6 5-6 5-6 6 0 4 2 5 5 5 5 0 42-29 67-81 22-47 26-94 26-128z">
              <text:p/>
            </draw:path>
          </draw:g>
        </draw:g>
        <draw:g>
          <svg:title>TexMaths</svg:title>
          <svg:desc>12§latex§$\hat{r}_{2}$§svg§600§TRUE§</svg:desc>
          <draw:g>
            <draw:path draw:style-name="gr11" draw:text-style-name="P5" draw:layer="layout" svg:width="0.111cm" svg:height="0.064cm" svg:x="3.892cm" svg:y="7.268cm" svg:viewBox="0 0 112 65" svg:d="M56 0c-19 19-37 38-56 57 3 3 6 5 8 8 16-15 32-29 48-43 16 14 33 28 49 43 3-3 5-5 7-8-18-19-37-38-56-57z">
              <text:p/>
            </draw:path>
            <draw:path draw:style-name="gr11" draw:text-style-name="P5" draw:layer="layout" svg:width="0.17cm" svg:height="0.189cm" svg:x="3.837cm" svg:y="7.373cm" svg:viewBox="0 0 171 190" svg:d="M25 161c-1 6-3 16-3 18 0 8 5 11 11 11 5 0 12-3 16-12 1-1 14-58 17-66 3-14 10-43 13-55 1-4 13-25 24-33 2-4 15-14 33-14 11 0 11 3 17 4-12 3-22 12-22 24 0 6 6 15 17 15 12 0 23-10 23-25s-13-28-35-28c-27 0-45 22-54 32-3-18-19-32-38-32s-27 17-31 24c-7 14-13 39-13 41 0 4 3 3 5 4 5 0 5 0 7-9 7-30 15-50 31-50 7 0 13 3 13 19 0 9-1 13-7 36-8 32-16 64-24 96z">
              <text:p/>
            </draw:path>
            <draw:path draw:style-name="gr11" draw:text-style-name="P5" draw:layer="layout" svg:width="0.128cm" svg:height="0.194cm" svg:x="4.033cm" svg:y="7.427cm" svg:viewBox="0 0 129 195" svg:d="M129 141c-3 0-6 0-9 0-2 7-5 24-9 28-2 1-25 1-29 1-17 0-35 0-53 0 31-28 40-36 58-49 22-18 42-36 42-64 0-35-31-57-68-57s-61 25-61 53c0 14 12 16 16 16 6 0 15-4 15-15 0-6-2-16-18-16 10-21 29-27 43-27 29 0 44 22 44 46 0 26-18 46-27 57-24 23-47 46-71 69-2 4-2 4-2 12 40 0 80 0 121 0 2-18 5-36 8-54z">
              <text:p/>
            </draw:path>
          </draw:g>
        </draw:g>
        <draw:line draw:style-name="gr12" draw:text-style-name="P1" draw:layer="layout" svg:x1="11.3cm" svg:y1="2.08cm" svg:x2="12.078cm" svg:y2="3.185cm">
          <text:p/>
        </draw:line>
        <draw:line draw:style-name="gr10" draw:text-style-name="P1" draw:layer="layout" svg:x1="12.05cm" svg:y1="3.16cm" svg:x2="13.95cm" svg:y2="1.83cm">
          <text:p/>
        </draw:line>
        <draw:line draw:style-name="gr10" draw:text-style-name="P1" draw:layer="layout" svg:x1="11.35cm" svg:y1="2.15cm" svg:x2="13.25cm" svg:y2="0.82cm">
          <text:p/>
        </draw:line>
        <draw:line draw:style-name="gr5" draw:text-style-name="P1" draw:layer="layout" svg:x1="13.4cm" svg:y1="0.72cm" svg:x2="13.67cm" svg:y2="1.12cm">
          <text:p/>
        </draw:line>
        <draw:g>
          <svg:title>TexMaths</svg:title>
          <svg:desc>12§latex§$\hat{r}_{1}$§svg§600§TRUE§</svg:desc>
          <draw:g>
            <draw:path draw:style-name="gr11" draw:text-style-name="P5" draw:layer="layout" svg:width="0.11cm" svg:height="0.064cm" svg:x="3.494cm" svg:y="9.63cm" svg:viewBox="0 0 111 65" svg:d="M55 0c-18 19-37 38-55 57 2 3 5 5 7 8 16-15 32-29 48-43 16 14 33 28 49 43 3-3 5-5 7-8-18-19-37-38-56-57z">
              <text:p/>
            </draw:path>
            <draw:path draw:style-name="gr11" draw:text-style-name="P5" draw:layer="layout" svg:width="0.17cm" svg:height="0.189cm" svg:x="3.438cm" svg:y="9.735cm" svg:viewBox="0 0 171 190" svg:d="M25 161c-1 6-3 16-3 18 0 8 6 11 12 11 4 0 12-3 15-12 1-1 14-58 17-66 3-14 11-43 13-55 1-4 13-25 24-33 2-4 16-14 34-14 10 0 11 3 16 4-12 3-21 14-21 24 0 6 4 15 15 15 12 0 24-10 24-25s-13-28-34-28c-28 0-46 22-54 32-4-18-20-32-39-32s-27 17-31 24c-7 14-13 39-13 41 0 4 5 4 6 4 4 0 4 0 6-9 7-30 16-50 31-50 7 0 13 3 13 19 0 9-1 13-7 36-8 32-16 64-24 96z">
              <text:p/>
            </draw:path>
            <draw:path draw:style-name="gr11" draw:text-style-name="P5" draw:layer="layout" svg:width="0.106cm" svg:height="0.194cm" svg:x="3.647cm" svg:y="9.789cm" svg:viewBox="0 0 107 195" svg:d="M66 8c0-8 0-8-9-8-19 18-45 19-57 19 0 4 0 7 0 11 7 0 26 0 42-8 0 49 0 99 0 149 0 10 0 13-29 13-4 0-8 0-12 0 0 4 0 7 0 11 6 0 42-1 53-1 9 0 45 1 53 1 0-4 0-7 0-11-4 0-8 0-11 0-30 0-30-3-30-13 0-54 0-108 0-163z">
              <text:p/>
            </draw:path>
          </draw:g>
        </draw:g>
        <draw:g>
          <svg:title>TexMaths</svg:title>
          <svg:desc>12§latex§$\hat{r}_{3}$§svg§600§TRUE§</svg:desc>
          <draw:g>
            <draw:path draw:style-name="gr11" draw:text-style-name="P5" draw:layer="layout" svg:width="0.112cm" svg:height="0.064cm" svg:x="8.293cm" svg:y="7.13cm" svg:viewBox="0 0 113 65" svg:d="M56 0c-18 19-37 38-56 57 3 3 6 5 8 8 16-15 32-29 48-43 17 14 33 28 49 43 3-3 5-5 8-8-19-19-38-38-57-57z">
              <text:p/>
            </draw:path>
            <draw:path draw:style-name="gr11" draw:text-style-name="P5" draw:layer="layout" svg:width="0.17cm" svg:height="0.189cm" svg:x="8.238cm" svg:y="7.235cm" svg:viewBox="0 0 171 190" svg:d="M25 162c-1 5-3 15-3 17 0 8 6 11 12 11 4 0 12-3 15-12 1-1 14-58 17-66 3-14 11-43 13-55 1-4 13-25 24-33 2-4 16-14 34-14 10 0 11 3 16 4-12 3-21 14-21 24 0 6 4 15 15 15 12 0 24-10 24-25s-14-28-34-28c-28 0-46 22-54 32-4-18-20-32-39-32s-27 17-31 24c-7 14-13 39-13 41 0 4 5 4 6 4 4 0 4 0 6-9 7-30 16-50 31-50 7 0 13 3 13 19 0 9-1 14-7 36-8 32-16 64-24 97z">
              <text:p/>
            </draw:path>
            <draw:path draw:style-name="gr11" draw:text-style-name="P5" draw:layer="layout" svg:width="0.134cm" svg:height="0.2cm" svg:x="8.431cm" svg:y="7.289cm" svg:viewBox="0 0 135 201" svg:d="M65 97c22 0 39 15 39 47 0 37-21 47-38 47-12 0-38-3-50-20 14-1 16-11 16-17 0-9-6-15-15-15s-17 5-17 17c0 27 31 45 66 45 41 0 69-28 69-57 0-23-19-46-51-52 31-12 42-33 42-51 0-23-27-41-59-41s-57 16-57 39c0 10 6 16 15 16s15-7 15-16c0-8-6-14-15-14 10-13 30-17 41-17 13 0 31 8 31 33 0 12-4 25-11 34-9 11-18 12-32 14-8 0-8 0-10 0-1 0-3 1-3 4 0 4 2 4 8 4 5 0 10 0 16 0z">
              <text:p/>
            </draw:path>
          </draw:g>
        </draw:g>
        <draw:g>
          <svg:title>TexMaths</svg:title>
          <svg:desc>12§latex§$\hat{r}_{4}$§svg§600§TRUE§</svg:desc>
          <draw:g>
            <draw:path draw:style-name="gr11" draw:text-style-name="P5" draw:layer="layout" svg:width="0.111cm" svg:height="0.064cm" svg:x="9.993cm" svg:y="5.631cm" svg:viewBox="0 0 112 65" svg:d="M56 0c-19 19-37 38-56 57 3 3 6 5 8 8 16-15 32-29 48-43 16 14 33 28 49 43 2-3 5-5 7-8-18-19-37-38-56-57z">
              <text:p/>
            </draw:path>
            <draw:path draw:style-name="gr11" draw:text-style-name="P5" draw:layer="layout" svg:width="0.17cm" svg:height="0.189cm" svg:x="9.938cm" svg:y="5.736cm" svg:viewBox="0 0 171 190" svg:d="M25 161c-1 6-4 16-4 18 0 8 6 11 12 11 5 0 12-3 16-12 1-1 14-58 17-66 3-14 10-43 13-55 1-4 13-25 24-33 3-4 15-14 33-14 11 0 11 3 17 4-12 3-22 12-22 24 0 6 6 15 17 15s23-10 23-25-13-28-35-28c-27 0-45 22-54 32-3-18-19-32-38-32s-27 17-31 24c-7 14-13 39-13 41 0 4 3 3 5 4 5 0 5 0 7-9 7-30 15-50 31-50 7 0 13 3 13 19 0 9-1 13-7 36-8 32-16 64-24 96z">
              <text:p/>
            </draw:path>
            <draw:path draw:style-name="gr11" draw:text-style-name="P5" draw:layer="layout" svg:width="0.142cm" svg:height="0.196cm" svg:x="10.127cm" svg:y="5.788cm" svg:viewBox="0 0 143 197" svg:d="M143 149c0-3 0-7 0-10-10 0-21 0-32 0 0-44 0-88 0-132 0-6 0-7-7-7-4 0-5 0-7 4-33 45-65 90-97 135 0 3 0 7 0 10 29 0 57 0 86 0 0 8 0 16 0 24 0 10 0 14-24 14-3 0-5 0-8 0 0 3 0 7 0 10 15 0 33-1 44-1s30 1 44 1c0-3 0-7 0-10-2 0-5 0-7 0-24 0-24-4-24-14 0-8 0-16 0-24 11 0 22 0 32 0zM88 31c0 36 0 72 0 108-25 0-51 0-77 0 26-36 52-72 77-108z">
              <text:p/>
            </draw:path>
          </draw:g>
        </draw:g>
        <draw:g>
          <svg:title>TexMaths</svg:title>
          <svg:desc>12§latex§$x$§svg§600§TRUE§</svg:desc>
          <draw:g>
            <draw:path draw:style-name="gr11" draw:text-style-name="P5" draw:layer="layout" svg:width="0.207cm" svg:height="0.187cm" svg:x="13.238cm" svg:y="11.231cm" svg:viewBox="0 0 208 188" svg:d="M128 58c2-10 12-48 41-48 2 0 12 0 21 4-12 3-20 13-20 23 0 7 5 14 15 14s23-7 23-24c0-21-25-27-38-27-25 0-40 21-44 32-11-28-34-32-46-32-43 0-67 54-67 64 0 4 4 4 5 4 4 0 5 0 6-5 14-44 42-53 55-53 8 0 23 3 23 27 0 13-8 40-23 99-6 26-20 42-40 42-2 0-11 0-20-4 11-3 19-11 19-23 0-11-8-14-15-14-12 0-23 11-23 24 0 19 22 27 39 27 28 0 44-29 45-32 4 15 19 32 44 32 43 0 67-54 67-64 0-4-4-4-5-4-3 0-5 1-6 5-13 44-42 53-55 53-17 0-23-13-23-27 0-8 3-18 8-36 4-19 9-38 14-57z">
              <text:p/>
            </draw:path>
          </draw:g>
        </draw:g>
        <draw:g>
          <svg:title>TexMaths</svg:title>
          <svg:desc>12§latex§$y$§svg§600§TRUE§</svg:desc>
          <draw:g>
            <draw:path draw:style-name="gr11" draw:text-style-name="P5" draw:layer="layout" svg:width="0.192cm" svg:height="0.27cm" svg:x="0.639cm" svg:y="1.332cm" svg:viewBox="0 0 193 271" svg:d="M191 26c2-6 2-7 2-10 0-8-6-11-12-11-4 0-10 2-15 8 0 3-4 16-6 23-3 11-5 23-9 33-5 25-11 50-17 76-3 7-21 35-48 35-22 0-26-18-26-33 0-19 7-45 21-83 7-16 8-21 8-29 0-19-13-35-33-35-40 0-56 61-56 64 0 5 5 5 6 5 4 0 4-1 6-8 12-40 29-51 43-51 2 0 9 0 9 13 0 10-3 21-7 30-16 44-24 68-24 87 0 37 27 50 52 50 15 0 30-7 41-19-4 21-10 42-27 64-11 15-26 27-45 27-6 0-25-2-33-18 8 0 12 0 18-5 5-4 9-10 9-17 0-13-11-14-16-14-9 0-22 6-22 26 0 22 17 37 44 37 43 0 86-38 97-86 14-53 27-106 40-159z">
              <text:p/>
            </draw:path>
          </draw:g>
        </draw:g>
        <draw:g>
          <svg:title>TexMaths</svg:title>
          <svg:desc>12§latex§\begin{equation*}
\Omega: y = \theta_{0}\,x
\end{equation*}§svg§600§TRUE§</svg:desc>
          <draw:g>
            <draw:path draw:style-name="gr11" draw:text-style-name="P5" draw:layer="layout" svg:width="0.266cm" svg:height="0.295cm" svg:x="11.338cm" svg:y="10.233cm" svg:viewBox="0 0 267 296" svg:d="M267 228c-3 0-7 0-10 0-3 10-4 21-8 31-2 7-3 9-27 9-12 0-23 0-35 0 6-23 19-43 38-70 20-30 38-59 38-93 0-58-58-105-129-105-73 0-128 48-128 105 0 34 17 63 37 93 18 27 31 47 37 70-11 0-22 0-33 0-25 0-27-2-28-9-3-10-6-21-8-31-4 0-7 0-11 0 5 22 10 45 14 68 23 0 45 0 68 0 9 0 10 0 10-9 0-30-13-67-22-93-9-24-21-57-21-89 0-67 47-95 84-95 41 0 85 30 85 95 0 32-11 64-23 97-7 18-20 57-20 85 0 9 1 9 11 9 22 0 45 0 67 0 5-23 10-46 14-68z">
              <text:p/>
            </draw:path>
            <draw:path draw:style-name="gr11" draw:text-style-name="P5" draw:layer="layout" svg:width="0.043cm" svg:height="0.18cm" svg:x="11.778cm" svg:y="10.348cm" svg:viewBox="0 0 44 181" svg:d="M44 23c0-13-10-23-22-23s-22 10-22 23c0 12 10 21 22 21s22-9 22-21zM44 159c0-13-10-22-22-22s-22 10-22 22c0 13 10 22 22 22s22-10 22-22z">
              <text:p/>
            </draw:path>
            <draw:path draw:style-name="gr11" draw:text-style-name="P5" draw:layer="layout" svg:width="0.193cm" svg:height="0.271cm" svg:x="11.988cm" svg:y="10.343cm" svg:viewBox="0 0 194 272" svg:d="M192 26c2-6 2-7 2-9 0-9-6-12-13-12-4 0-11 2-14 8-1 3-4 16-6 23-3 11-6 23-9 33-6 26-12 51-19 76-1 7-19 36-47 36-21 0-26-18-26-34 0-19 7-45 22-82 6-17 8-22 8-30 0-19-13-35-35-35-39 0-55 61-55 65s4 4 5 4c3 0 5-1 7-8 11-39 28-51 42-51 4 0 11 0 11 13 0 11-5 21-7 30-17 44-26 68-26 87 0 37 28 50 52 50 17 0 31-7 43-19-6 22-11 43-27 65-11 14-28 26-47 26-6 0-24-1-31-17 6 0 12 0 18-5 3-4 8-9 8-17 0-13-12-15-16-15-9 0-24 6-24 28 0 20 20 36 45 36 43 0 87-38 99-86 14-53 27-107 40-160z">
              <text:p/>
            </draw:path>
            <draw:path draw:style-name="gr11" draw:text-style-name="P5" draw:layer="layout" svg:width="0.278cm" svg:height="0.098cm" svg:x="12.338cm" svg:y="10.374cm" svg:viewBox="0 0 279 99" svg:d="M265 18c7 0 14-1 14-10s-7-8-13-8c-84 0-168 0-253 0-6 0-13-1-13 8s7 10 14 10c84 0 167 0 251 0zM266 99c6 0 13 1 13-8s-7-10-14-10c-84 0-167 0-251 0-7 0-14 1-14 10s7 8 13 8c85 0 169 0 253 0z">
              <text:p/>
            </draw:path>
            <draw:path draw:style-name="gr11" draw:text-style-name="P5" draw:layer="layout" svg:width="0.173cm" svg:height="0.3cm" svg:x="12.777cm" svg:y="10.233cm" svg:viewBox="0 0 174 301" svg:d="M174 86c0-27-8-86-52-86-57 0-122 119-122 214 0 40 12 87 50 87 59 0 124-121 124-215zM44 144c8-28 16-61 33-90 11-22 26-44 45-44 21 0 23 26 23 50 0 20-2 42-13 84-29 0-58 0-88 0zM128 157c-4 19-13 55-30 85-14 29-30 49-48 49-14 0-22-12-22-50 0-18 2-43 13-84 29 0 58 0 87 0z">
              <text:p/>
            </draw:path>
            <draw:path draw:style-name="gr11" draw:text-style-name="P5" draw:layer="layout" svg:width="0.137cm" svg:height="0.2cm" svg:x="12.971cm" svg:y="10.397cm" svg:viewBox="0 0 138 201" svg:d="M138 101c0-33-5-55-18-76-10-13-28-25-50-25-70 0-70 80-70 101s1 100 70 100 68-79 68-100zM70 193c-15 0-33-9-39-33-3-16-3-41-3-63s0-43 4-60c6-23 24-29 38-29 15 0 31 10 36 27 4 15 4 37 4 62 0 22 0 44-3 62-6 27-27 34-37 34z">
              <text:p/>
            </draw:path>
            <draw:path draw:style-name="gr11" draw:text-style-name="P5" draw:layer="layout" svg:width="0.209cm" svg:height="0.189cm" svg:x="13.228cm" svg:y="10.343cm" svg:viewBox="0 0 210 190" svg:d="M128 59c3-11 12-49 42-49 3 0 12 0 22 4-12 3-20 14-20 23 0 7 4 16 15 16 10 0 23-9 23-25 0-22-25-28-40-28-24 0-38 23-44 32-10-27-32-32-46-32-43 0-67 54-67 65 0 4 4 4 5 4 4 0 5-1 6-4 14-45 42-55 56-55 8 0 23 3 23 27 0 13-7 42-23 101-7 26-21 43-40 43-3 0-12 0-21-5 11-2 19-11 19-23s-8-14-15-14c-12 0-23 11-23 24 0 19 22 27 40 27 27 0 43-30 44-32 5 16 20 32 46 32 43 0 67-53 67-64 0-4-4-4-5-4-4 0-5 1-6 4-13 45-42 55-55 55-17 0-24-13-24-28 0-9 2-18 7-37s10-38 14-57z">
              <text:p/>
            </draw:path>
          </draw:g>
        </draw:g>
        <draw:path draw:style-name="gr13" draw:text-style-name="P1" draw:layer="layout" svg:width="3.168cm" svg:height="0.796cm" draw:transform="skewX (0.0633554518473942) rotate (-0.6770132168486) translate (9.8186417626918cm 2.77488035485956cm)" svg:viewBox="0 0 3169 797" svg:d="M0 102c1478-441 3169 695 3169 695">
          <text:p/>
        </draw:path>
        <draw:g>
          <svg:title>TexMaths</svg:title>
          <svg:desc>12§latex§$\theta_{0}$§svg§600§TRUE§</svg:desc>
          <draw:g>
            <draw:path draw:style-name="gr11" draw:text-style-name="P5" draw:layer="layout" svg:width="0.171cm" svg:height="0.299cm" svg:x="14.501cm" svg:y="4.851cm" svg:viewBox="0 0 172 300" svg:d="M172 86c0-27-7-86-50-86-57 0-122 119-122 214 0 40 12 86 50 86 59 0 122-119 122-214zM44 144c7-27 16-60 33-90 10-20 26-44 45-44 20 0 23 26 23 50 0 20-4 42-13 84-30 0-59 0-88 0zM128 157c-5 19-13 55-30 85-14 29-30 49-48 49-14 0-22-12-22-50 0-18 2-42 13-84 29 0 58 0 87 0z">
              <text:p/>
            </draw:path>
            <draw:path draw:style-name="gr11" draw:text-style-name="P5" draw:layer="layout" svg:width="0.135cm" svg:height="0.2cm" svg:x="14.695cm" svg:y="5.015cm" svg:viewBox="0 0 136 201" svg:d="M136 102c0-33-3-57-18-77-8-13-26-25-50-25-68 0-68 81-68 102s0 99 68 99 68-79 68-99zM68 193c-13 0-31-9-37-33-5-16-5-40-5-63 0-20 0-43 5-60 6-23 25-29 37-29 16 0 31 10 36 27 5 15 6 37 6 62 0 23 0 44-5 62-6 28-25 34-37 34z">
              <text:p/>
            </draw:path>
          </draw:g>
        </draw:g>
        <draw:frame draw:style-name="gr14" draw:text-style-name="P7" draw:layer="layout" svg:width="3.1cm" svg:height="0.725cm" svg:x="11.651cm" svg:y="4.651cm">
          <draw:text-box>
            <text:p text:style-name="P6"><text:span text:style-name="T1">Variation v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21:56:47.144732320</meta:creation-date>
    <dc:date>2024-08-14T17:28:43.652973753</dc:date>
    <meta:editing-duration>PT42M6S</meta:editing-duration>
    <meta:editing-cycles>15</meta:editing-cycles>
    <meta:generator>LibreOffice/7.3.7.2$Linux_X86_64 LibreOffice_project/30$Build-2</meta:generator>
    <meta:document-statistic meta:object-count="119"/>
  </office:meta>
</office:document-meta>
</file>